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808cm" fo:min-width="0cm"/>
    </style:style>
    <style:style style:name="gr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854cm" fo:min-width="5.23cm"/>
    </style:style>
    <style:style style:name="gr4" style:family="graphic" style:parent-style-name="standard">
      <style:graphic-properties draw:marker-end-width="0.2cm" draw:fill="solid" draw:fill-color="#ffffff" draw:textarea-horizontal-align="center" draw:textarea-vertical-align="middle" draw:shadow="visible" draw:shadow-offset-x="0.1cm" draw:shadow-offset-y="0.1cm"/>
    </style:style>
    <style:style style:name="gr5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1.2cm" fo:min-width="0cm"/>
    </style:style>
    <style:style style:name="gr6" style:family="graphic" style:parent-style-name="standard">
      <style:graphic-properties svg:stroke-width="0cm" draw:marker-start-width="0.31cm" draw:marker-end="Arrow" draw:marker-end-width="0.21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/>
      <style:text-properties fo:font-size="10pt"/>
    </style:style>
    <style:style style:name="P3" style:family="paragraph">
      <style:paragraph-properties text:enable-numbering="true"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dre de modélisation" draw:style-name="dp1" draw:master-page-name="Standard">
        <office:forms form:automatic-focus="false" form:apply-design-mode="false"/>
        <draw:frame draw:style-name="gr1" draw:text-style-name="P2" draw:layer="layout" svg:width="5.904cm" svg:height="1.058cm" svg:x="14.937cm" svg:y="12.684cm">
          <draw:text-box>
            <text:p text:style-name="P1"><text:span text:style-name="T1">Vers le Calcul Haute Performance </text:span></text:p>
            <text:p text:style-name="P1"><text:span text:style-name="T1">(</text:span><text:span text:style-name="T2">HPC</text:span><text:span text:style-name="T1">)</text:span></text:p>
          </draw:text-box>
        </draw:frame>
        <draw:frame draw:style-name="gr2" draw:text-style-name="P3" draw:layer="layout" svg:width="4.874cm" svg:height="1.433cm" svg:x="16.009cm" svg:y="7.1cm">
          <draw:text-box>
            <text:list text:style-name="L1">
              <text:list-item>
                <text:p text:style-name="P1"><text:span text:style-name="T1"><text:s/></text:span><text:span text:style-name="T1">Modèles de topologies</text:span></text:p>
              </text:list-item>
              <text:list-item>
                <text:p text:style-name="P1"><text:span text:style-name="T1"><text:s/></text:span><text:span text:style-name="T1">Modèles de collaboration</text:span></text:p>
              </text:list-item>
              <text:list-item>
                <text:p text:style-name="P1"><text:span text:style-name="T1"><text:s/></text:span><text:span text:style-name="T1">Modèles de comportement</text:span></text:p>
              </text:list-item>
            </text:list>
          </draw:text-box>
        </draw:frame>
        <draw:frame draw:style-name="gr3" draw:text-style-name="P3" draw:layer="layout" svg:width="5.831cm" svg:height="1.104cm" svg:x="1.649cm" svg:y="10.465cm">
          <draw:text-box>
            <text:list text:style-name="L1">
              <text:list-item>
                <text:p text:style-name="P1"><text:span text:style-name="T1"><text:s/></text:span><text:span text:style-name="T1">Description des modèles</text:span></text:p>
              </text:list-item>
              <text:list-item>
                <text:p text:style-name="P1"><text:span text:style-name="T1"><text:s/></text:span><text:span text:style-name="T1">Commun à toutes les projections</text:span></text:p>
              </text:list-item>
            </text:list>
          </draw:text-box>
        </draw:frame>
        <draw:rect draw:style-name="gr4" draw:text-style-name="P5" draw:id="id2" draw:layer="layout" svg:width="5.38cm" svg:height="1.699cm" svg:x="7.278cm" svg:y="9.374cm">
          <text:p text:style-name="P4"><text:span text:style-name="T1">Cadre de modélisation commun</text:span></text:p>
          <text:p text:style-name="P4"><text:span text:style-name="T1">pour le système cible</text:span></text:p>
        </draw:rect>
        <draw:frame draw:style-name="gr2" draw:text-style-name="P3" draw:layer="layout" svg:width="4.374cm" svg:height="1.433cm" svg:x="0.3cm" svg:y="7.115cm">
          <draw:text-box>
            <text:list text:style-name="L1">
              <text:list-item>
                <text:p text:style-name="P1"><text:span text:style-name="T1"><text:s/></text:span><text:span text:style-name="T1">Cahier des charges</text:span></text:p>
              </text:list-item>
              <text:list-item>
                <text:p text:style-name="P1"><text:span text:style-name="T1"><text:s/></text:span><text:span text:style-name="T1">Catalogue des services</text:span></text:p>
              </text:list-item>
              <text:list-item>
                <text:p text:style-name="P1"><text:span text:style-name="T1"><text:s/></text:span><text:span text:style-name="T1">Solutions candidates</text:span></text:p>
              </text:list-item>
            </text:list>
          </draw:text-box>
        </draw:frame>
        <draw:rect draw:style-name="gr4" draw:text-style-name="P5" draw:id="id1" draw:layer="layout" svg:width="2.877cm" svg:height="1.568cm" svg:x="5.038cm" svg:y="4.948cm">
          <text:p text:style-name="P4"><text:span text:style-name="T1">Métier </text:span></text:p>
          <text:p text:style-name="P4"><text:span text:style-name="T1">Comptage</text:span></text:p>
        </draw:rect>
        <draw:rect draw:style-name="gr4" draw:text-style-name="P5" draw:id="id3" draw:layer="layout" svg:width="2.877cm" svg:height="1.694cm" svg:x="8.544cm" svg:y="4.947cm">
          <text:p text:style-name="P4"><text:span text:style-name="T1">Métier </text:span></text:p>
          <text:p text:style-name="P4"><text:span text:style-name="T1">Télécom</text:span></text:p>
        </draw:rect>
        <draw:rect draw:style-name="gr4" draw:text-style-name="P5" draw:id="id4" draw:layer="layout" svg:width="2.831cm" svg:height="1.621cm" svg:x="11.986cm" svg:y="4.895cm">
          <text:p text:style-name="P4"><text:span text:style-name="T1"/></text:p>
          <text:p text:style-name="P4"><text:span text:style-name="T1">Métier</text:span></text:p>
          <text:p text:style-name="P4"><text:span text:style-name="T1">Architecte </text:span></text:p>
          <text:p text:style-name="P4"><text:span text:style-name="T1">Système</text:span></text:p>
          <text:p text:style-name="P4"><text:span text:style-name="T1"/></text:p>
        </draw:rect>
        <draw:rect draw:style-name="gr4" draw:text-style-name="P5" draw:id="id5" draw:layer="layout" svg:width="2.877cm" svg:height="1.648cm" svg:x="15.341cm" svg:y="4.868cm">
          <text:p text:style-name="P4"><text:span text:style-name="T1">Métier </text:span></text:p>
          <text:p text:style-name="P4"><text:span text:style-name="T1">Modélisation</text:span></text:p>
        </draw:rect>
        <draw:rect draw:style-name="gr4" draw:text-style-name="P5" draw:id="id6" draw:layer="layout" svg:width="2.877cm" svg:height="1.568cm" svg:x="1.463cm" svg:y="4.948cm">
          <text:p text:style-name="P4"><text:span text:style-name="T1">Spécifications</text:span></text:p>
          <text:p text:style-name="P4"><text:span text:style-name="T1">AMM</text:span></text:p>
        </draw:rect>
        <draw:frame draw:style-name="gr2" draw:text-style-name="P2" draw:layer="layout" svg:width="4.168cm" svg:height="1.039cm" svg:x="8.238cm" svg:y="12.233cm">
          <draw:text-box>
            <text:p text:style-name="P1"><text:span text:style-name="T1">Plusieurs projections</text:span></text:p>
            <text:p text:style-name="P1"><text:span text:style-name="T1">informatiques possibles</text:span></text:p>
          </draw:text-box>
        </draw:frame>
        <draw:frame draw:style-name="gr2" draw:text-style-name="P2" draw:layer="layout" svg:width="2.86cm" svg:height="1.433cm" svg:x="9.806cm" svg:y="14.634cm">
          <draw:text-box>
            <text:p text:style-name="P1"><text:span text:style-name="T1">Environnement</text:span></text:p>
            <text:p text:style-name="P1"><text:span text:style-name="T1">de simulation</text:span></text:p>
            <text:p text:style-name="P1"><text:span text:style-name="T1">Sim-Diasca</text:span></text:p>
          </draw:text-box>
        </draw:frame>
        <draw:rect draw:style-name="gr4" draw:text-style-name="P5" draw:id="id8" draw:layer="layout" svg:width="2.877cm" svg:height="1.3cm" svg:x="12.44cm" svg:y="13.617cm">
          <text:p text:style-name="P4"><text:span text:style-name="T1">Maquette </text:span></text:p>
          <text:p text:style-name="P4"><text:span text:style-name="T1">Cas d'étude #2</text:span></text:p>
          <text:p text:style-name="P4"><text:span text:style-name="T1"><text:s/></text:span><text:span text:style-name="T1">v1</text:span></text:p>
        </draw:rect>
        <draw:rect draw:style-name="gr4" draw:text-style-name="P5" draw:id="id10" draw:layer="layout" svg:width="2.877cm" svg:height="1.3cm" svg:x="12.44cm" svg:y="15.717cm">
          <text:p text:style-name="P4"><text:span text:style-name="T1">Maquette </text:span></text:p>
          <text:p text:style-name="P4"><text:span text:style-name="T1">Cas d'étude #1</text:span></text:p>
          <text:p text:style-name="P4"><text:span text:style-name="T1"><text:s/></text:span><text:span text:style-name="T1">v2</text:span></text:p>
        </draw:rect>
        <draw:frame draw:style-name="gr5" draw:text-style-name="P2" draw:layer="layout" svg:width="3.444cm" svg:height="1.45cm" svg:x="1.605cm" svg:y="14.606cm">
          <draw:text-box>
            <text:p text:style-name="P1"><text:span text:style-name="T1">Environnement de </text:span></text:p>
            <text:p text:style-name="P1"><text:span text:style-name="T1">prototypage rapide</text:span></text:p>
            <text:p text:style-name="P1"><text:span text:style-name="T1">(AMM-Jade)</text:span></text:p>
          </draw:text-box>
        </draw:frame>
        <draw:rect draw:style-name="gr4" draw:text-style-name="P5" draw:id="id7" draw:layer="layout" svg:width="2.877cm" svg:height="1.3cm" svg:x="4.84cm" svg:y="13.617cm">
          <text:p text:style-name="P4"><text:span text:style-name="T1">Maquette </text:span></text:p>
          <text:p text:style-name="P4"><text:span text:style-name="T1">Cas d'étude #1</text:span></text:p>
          <text:p text:style-name="P4"><text:span text:style-name="T1"><text:s/></text:span><text:span text:style-name="T1">v1</text:span></text:p>
        </draw:rect>
        <draw:rect draw:style-name="gr4" draw:text-style-name="P5" draw:id="id9" draw:layer="layout" svg:width="2.877cm" svg:height="1.3cm" svg:x="4.84cm" svg:y="15.717cm">
          <text:p text:style-name="P4"><text:span text:style-name="T1">Maquette </text:span></text:p>
          <text:p text:style-name="P4"><text:span text:style-name="T1">Cas d'étude #1</text:span></text:p>
          <text:p text:style-name="P4"><text:span text:style-name="T1"><text:s/></text:span><text:span text:style-name="T1">v2</text:span></text:p>
        </draw:rect>
        <draw:connector draw:style-name="gr6" draw:text-style-name="P6" draw:layer="layout" draw:type="lines" svg:x1="6.476cm" svg:y1="6.516cm" svg:x2="9.968cm" svg:y2="9.374cm" draw:start-shape="id1" draw:start-glue-point="2" draw:end-shape="id2" draw:end-glue-point="0" svg:d="m6476 6516v600l3492 1758v500">
          <text:p/>
        </draw:connector>
        <draw:connector draw:style-name="gr6" draw:text-style-name="P6" draw:layer="layout" draw:type="lines" svg:x1="9.982cm" svg:y1="6.641cm" svg:x2="9.968cm" svg:y2="9.374cm" draw:start-shape="id3" draw:start-glue-point="2" draw:end-shape="id2" draw:end-glue-point="0" svg:d="m9982 6641v600l-14 1633v500">
          <text:p/>
        </draw:connector>
        <draw:connector draw:style-name="gr6" draw:text-style-name="P6" draw:layer="layout" draw:type="lines" svg:x1="13.401cm" svg:y1="6.516cm" svg:x2="9.968cm" svg:y2="9.374cm" draw:start-shape="id4" draw:start-glue-point="2" draw:end-shape="id2" draw:end-glue-point="0" svg:d="m13401 6516v674l-3433 1684v500">
          <text:p/>
        </draw:connector>
        <draw:connector draw:style-name="gr6" draw:text-style-name="P6" draw:layer="layout" draw:type="lines" svg:x1="16.779cm" svg:y1="6.516cm" svg:x2="9.968cm" svg:y2="9.374cm" draw:start-shape="id5" draw:start-glue-point="2" draw:end-shape="id2" draw:end-glue-point="0" svg:d="m16779 6516v600l-6811 1758v500">
          <text:p/>
        </draw:connector>
        <draw:connector draw:style-name="gr6" draw:text-style-name="P6" draw:layer="layout" draw:type="lines" svg:x1="2.901cm" svg:y1="6.516cm" svg:x2="9.968cm" svg:y2="9.374cm" draw:start-shape="id6" draw:start-glue-point="2" draw:end-shape="id2" draw:end-glue-point="0" svg:d="m2901 6516v600l7067 1758v500">
          <text:p/>
        </draw:connector>
        <draw:connector draw:style-name="gr7" draw:text-style-name="P6" draw:layer="layout" draw:type="lines" svg:x1="9.968cm" svg:y1="11.073cm" svg:x2="6.278cm" svg:y2="13.617cm" draw:start-shape="id2" draw:start-glue-point="2" draw:end-shape="id7" draw:end-glue-point="0" svg:d="m9968 11073v600l-3690 1444v500">
          <text:p/>
        </draw:connector>
        <draw:connector draw:style-name="gr7" draw:text-style-name="P6" draw:layer="layout" draw:type="lines" svg:x1="9.968cm" svg:y1="11.073cm" svg:x2="13.878cm" svg:y2="13.617cm" draw:start-shape="id2" draw:start-glue-point="2" draw:end-shape="id8" draw:end-glue-point="0" svg:d="m9968 11073v600l3910 1444v500">
          <text:p/>
        </draw:connector>
        <draw:connector draw:style-name="gr7" draw:text-style-name="P6" draw:layer="layout" draw:type="line" svg:x1="6.278cm" svg:y1="14.917cm" svg:x2="6.278cm" svg:y2="15.717cm" draw:start-shape="id7" draw:start-glue-point="2" draw:end-shape="id9" draw:end-glue-point="0" svg:d="m6278 14917v800">
          <text:p/>
        </draw:connector>
        <draw:connector draw:style-name="gr7" draw:text-style-name="P6" draw:layer="layout" draw:type="line" svg:x1="13.878cm" svg:y1="14.917cm" svg:x2="13.878cm" svg:y2="15.717cm" draw:start-shape="id8" draw:start-glue-point="2" draw:end-shape="id10" draw:end-glue-point="0" svg:d="m13878 14917v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fr" style:country-asian="FR" style:font-family-complex="Tahoma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creation-date>2006-12-01T17:38:11</meta:creation-date>
    <dc:date>2010-01-05T17:30:01</dc:date>
    <dc:language>fr-FR</dc:language>
    <meta:editing-cycles>97</meta:editing-cycles>
    <meta:editing-duration>PT51H47M11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